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d340" officeooo:paragraph-rsid="001ad3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aik shamsheer</text:p>
      <text:p text:style-name="P1">16UG08049</text:p>
      <text:p text:style-name="P1">14/06/2018</text:p>
      <text:p text:style-name="P1"/>
      <text:p text:style-name="P1">PWP</text:p>
      <text:p text:style-name="P1"/>
      <text:p text:style-name="P1">addition ,subtraction ,division of two numbers ,merging of values,inbuilt functions ,printing nam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3:06:27.245500112</meta:creation-date>
    <dc:date>2018-06-14T13:11:04.505654633</dc:date>
    <meta:editing-duration>PT4M38S</meta:editing-duration>
    <meta:editing-cycles>1</meta:editing-cycles>
    <meta:document-statistic meta:table-count="0" meta:image-count="0" meta:object-count="0" meta:page-count="1" meta:paragraph-count="5" meta:word-count="17" meta:character-count="136" meta:non-whitespace-character-count="124"/>
    <meta:generator>LibreOffice/6.0.3.2$Linux_X86_64 LibreOffice_project/00m0$Build-2</meta:generator>
  </office:meta>
</office:document-meta>
</file>